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bb0" officeooo:paragraph-rsid="00164bb0"/>
    </style:style>
    <style:style style:name="P2" style:family="paragraph" style:parent-style-name="Standard" style:list-style-name="L1">
      <style:text-properties officeooo:rsid="00164bb0" officeooo:paragraph-rsid="00164bb0"/>
    </style:style>
    <style:style style:name="P3" style:family="paragraph" style:parent-style-name="Standard">
      <style:text-properties officeooo:paragraph-rsid="00164bb0"/>
    </style:style>
    <style:style style:name="P4" style:family="paragraph" style:parent-style-name="Standard" style:list-style-name="L1">
      <style:text-properties officeooo:paragraph-rsid="00164bb0"/>
    </style:style>
    <style:style style:name="P5" style:family="paragraph" style:parent-style-name="Standard">
      <style:text-properties officeooo:rsid="00167014" officeooo:paragraph-rsid="00167014"/>
    </style:style>
    <style:style style:name="P6" style:family="paragraph" style:parent-style-name="Standard">
      <style:text-properties officeooo:rsid="00183338" officeooo:paragraph-rsid="00183338"/>
    </style:style>
    <style:style style:name="P7" style:family="paragraph" style:parent-style-name="Standard" style:list-style-name="L3">
      <style:text-properties officeooo:rsid="00183338" officeooo:paragraph-rsid="00183338"/>
    </style:style>
    <style:style style:name="P8" style:family="paragraph" style:parent-style-name="Standard" style:list-style-name="L4">
      <style:text-properties officeooo:rsid="00183338" officeooo:paragraph-rsid="00183338"/>
    </style:style>
    <style:style style:name="P9" style:family="paragraph" style:parent-style-name="Standard" style:list-style-name="L5">
      <style:text-properties officeooo:rsid="00183338" officeooo:paragraph-rsid="00183338"/>
    </style:style>
    <style:style style:name="T1" style:family="text">
      <style:text-properties officeooo:rsid="00164bb0"/>
    </style:style>
    <style:style style:name="T2" style:family="text">
      <style:text-properties officeooo:rsid="00167014"/>
    </style:style>
    <style:style style:name="T3" style:family="text">
      <style:text-properties officeooo:rsid="00183338"/>
    </style:style>
    <style:style style:name="T4" style:family="text">
      <style:text-properties officeooo:rsid="001842e1"/>
    </style:style>
    <style:style style:name="T5" style:family="text">
      <style:text-properties officeooo:rsid="00192e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tribuição é feita para o programador liderar aquela área mas as decisões finais são todas tomadas por todo o grupo.</text:span></text:p>
      <text:p text:style-name="P1"/>
      <text:p text:style-name="P1"/>
      <text:p text:style-name="P3"><text:span text:style-name="T2">0</text:span><text:span text:style-name="T1">1 – </text:span><text:span text:style-name="T3">Project Archtect (PA - 01)</text:span><text:span text:style-name="T1">: </text:span></text:p>
      <text:list xml:id="list3513679882" text:style-name="L1">
        <text:list-item>
          <text:p text:style-name="P4"><text:span text:style-name="T1">Responsável por entender a documentação da API e fazer um resumo de como consumir ela para os demais. </text:span></text:p>
        </text:list-item>
        <text:list-item>
          <text:p text:style-name="P4"><text:span text:style-name="T1">Responsável por entender as exigências do projeto para organizar, dividir e estruturar o </text:span><text:span text:style-name="T3">mesmo, </text:span><text:span text:style-name="T4">que é debatico com o resto da equipe e depois o PA estrutura o backlog.</text:span></text:p>
        </text:list-item>
        <text:list-item>
          <text:p text:style-name="P4"><text:span text:style-name="T1">Criar os padroes para nomes e intercomunicação entre os componentes </text:span><text:span text:style-name="T3">(props e states). </text:span></text:p>
        </text:list-item>
        <text:list-item>
          <text:p text:style-name="P2">Corrigir todos os problemas de interação entre componentes, incluindo os merges.</text:p>
        </text:list-item>
      </text:list>
      <text:p text:style-name="P1"/>
      <text:p text:style-name="P1"/>
      <text:p text:style-name="P5">02 – <text:span text:style-name="T3">Project Designer (PD – 01):</text:span></text:p>
      <text:list xml:id="list160785962" text:style-name="L5">
        <text:list-item>
          <text:p text:style-name="P9">Responsável por criar uma mockup do projeto a partir da estrutura desenvolvida pelo PA.</text:p>
        </text:list-item>
        <text:list-item>
          <text:p text:style-name="P9">Responsável pela criação da parte visual do proejto como imagens e logos.</text:p>
        </text:list-item>
      </text:list>
      <text:list xml:id="list604047232" text:style-name="L4">
        <text:list-item>
          <text:p text:style-name="P8">Responsável por deixar o layout do projeto organizado e estruturado (stylesheet) ao longo do desenvolvimento.</text:p>
          <text:p text:style-name="P8"/>
        </text:list-item>
      </text:list>
      <text:p text:style-name="P5"/>
      <text:p text:style-name="P6">03 – Scrum Master (SM – 01):</text:p>
      <text:list xml:id="list2624095418" text:style-name="L3">
        <text:list-item>
          <text:p text:style-name="P7">Responsável por <text:span text:style-name="T1">atribuindo as responsabilidades de cada um</text:span></text:p>
        </text:list-item>
        <text:list-item>
          <text:p text:style-name="P7"><text:span text:style-name="T1">Manter o engajamento do time, sempre facilitando os possíveis problemas </text:span>de comunicação</text:p>
        </text:list-item>
        <text:list-item>
          <text:p text:style-name="P7">Responsável por cobrar e manter a <text:span text:style-name="T4">organização das metodologias ágeis (timelines e software de gerenciamento do scrum ou kaban).</text:span></text:p>
        </text:list-item>
      </text:list>
      <text:p text:style-name="P6"/>
      <text:p text:style-name="P6"/>
      <text:p text:style-name="P6">04 – <text:span text:style-name="T5">ideias …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9:01:49.680525074</meta:creation-date>
    <dc:date>2021-06-14T20:06:39.066481213</dc:date>
    <meta:editing-duration>PT13M2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201" meta:character-count="1211" meta:non-whitespace-character-count="1027"/>
  </office:meta>
</office:document-meta>
</file>